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09cm"/>
    </style:style>
    <style:style style:name="co2" style:family="table-column">
      <style:table-column-properties fo:break-before="auto" style:column-width="19.362cm"/>
    </style:style>
    <style:style style:name="co3" style:family="table-column">
      <style:table-column-properties fo:break-before="auto" style:column-width="5.04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cm"/>
    </style:style>
    <style:style style:name="ce10" style:family="table-cell" style:parent-style-name="Default">
      <style:table-cell-properties style:diagonal-bl-tr="none" style:diagonal-tl-br="none"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antidad de encuestados: 42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a encuesta se organizaba en cinco pregunta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· aspectos importantes de una tienda de aplicaciones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· operaciones necesarias en una tienda de aplicaciones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· con qué frecuencia se utilizan programas como este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· cuánto tiempo se interactúa activamente con ella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· un campo de texto donde el/la encuestado/a puede anotar cualquier observación pertinente.</text:p>
          </table:table-cell>
          <table:table-cell table:number-columns-repeated="1023"/>
        </table:table-row>
        <table:table-row table:style-name="ro1">
          <table:table-cell table:style-name="ce3" table:number-columns-repeated="3"/>
          <table:table-cell table:number-columns-repeated="1021"/>
        </table:table-row>
        <table:table-row table:style-name="ro1">
          <table:table-cell table:style-name="Default"/>
          <table:table-cell table:style-name="ce7" office:value-type="string" calcext:value-type="string">
            <text:p>Operaciones necesarias en una tienda de aplicaciones (incluye observaciones pertinentes):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table:number-columns-repeated="3"/>
          <table:table-cell table:number-columns-repeated="1021"/>
        </table:table-row>
        <table:table-row table:style-name="ro1">
          <table:table-cell table:style-name="ce4" office:value-type="string" calcext:value-type="string">
            <text:p>Posición</text:p>
          </table:table-cell>
          <table:table-cell table:style-name="ce4" office:value-type="string" calcext:value-type="string">
            <text:p>Funcionalidad</text:p>
          </table:table-cell>
          <table:table-cell table:style-name="ce4" office:value-type="string" calcext:value-type="string">
            <text:p>Cantidad de apariciones</text:p>
          </table:table-cell>
          <table:table-cell table:number-columns-repeated="102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Instalar, desinstalar y actualizar programas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uscar/filtrar programas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Recomendaciones de aplicaciones nuevas, interesantes o similares a las instaladas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Notificaciones de nuevas actualizaciones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Soporte para la instalación de programas no oficiales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Calificación de usuarios de cada aplicación y comentarios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Buen orden de aplicaciones: las mejores, más recomendadas y más descargadas deben aparecer primero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Buscador a simple vista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2">
          <table:table-cell table:style-name="ce5"/>
          <table:table-cell table:style-name="ce9"/>
          <table:table-cell table:style-name="ce5"/>
          <table:table-cell table:style-name="ce10" table:number-columns-repeated="1021"/>
        </table:table-row>
        <table:table-row table:style-name="ro1">
          <table:table-cell table:style-name="ce6" office:value-type="string" calcext:value-type="string">
            <text:p>Si bien no eran necesarias estas preguntas para el desarrollo de la actividad, el resultado de las otras es:</text:p>
          </table:table-cell>
          <table:table-cell table:style-name="ce3" table:number-columns-repeated="2"/>
          <table:table-cell table:number-columns-repeated="1021"/>
        </table:table-row>
        <table:table-row table:style-name="ro1" table:number-rows-repeated="3">
          <table:table-cell/>
          <table:table-cell table:style-name="ce3" table:number-columns-repeated="2"/>
          <table:table-cell table:number-columns-repeated="1021"/>
        </table:table-row>
        <table:table-row table:style-name="ro1">
          <table:table-cell table:style-name="Default"/>
          <table:table-cell table:style-name="ce7" office:value-type="string" calcext:value-type="string">
            <text:p>Aspectos importantes de una tienda de aplicaciones (incluye observaciones pertinentes):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Posición</text:p>
          </table:table-cell>
          <table:table-cell table:style-name="ce4" office:value-type="string" calcext:value-type="string">
            <text:p>Aspecto</text:p>
          </table:table-cell>
          <table:table-cell table:style-name="ce4" office:value-type="string" calcext:value-type="string">
            <text:p>Cantidad de apariciones</text:p>
          </table:table-cell>
          <table:table-cell table:number-columns-repeated="102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Rapidez o eficiencia en las operaciones solicitadas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Interfaz intuitiva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Interfaz atractiva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Seguridad de la información personal (tarjetas, claves, etc.)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Variedad de precios y lugare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 table:style-name="ce7" office:value-type="string" calcext:value-type="string">
            <text:p>Cada cuánto se utiliza la aplicación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4" office:value-type="string" calcext:value-type="string">
            <text:p>Posición</text:p>
          </table:table-cell>
          <table:table-cell table:style-name="ce4" office:value-type="string" calcext:value-type="string">
            <text:p>Tiempo</text:p>
          </table:table-cell>
          <table:table-cell table:style-name="ce4" office:value-type="string" calcext:value-type="string">
            <text:p>Cantidad de apariciones</text:p>
          </table:table-cell>
          <table:table-cell table:number-columns-repeated="102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Alguna que otra vez por semana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Pocas veces por mes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No la necesito con frecuencia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Más de una vez al dí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Diariamente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/>
          <table:table-cell table:style-name="ce7" office:value-type="string" calcext:value-type="string">
            <text:p>Tiempo de interacción activa con el sistema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4" office:value-type="string" calcext:value-type="string">
            <text:p>Posición</text:p>
          </table:table-cell>
          <table:table-cell table:style-name="ce4" office:value-type="string" calcext:value-type="string">
            <text:p>Tiempo</text:p>
          </table:table-cell>
          <table:table-cell table:style-name="ce4" office:value-type="string" calcext:value-type="string">
            <text:p>Cantidad de apariciones</text:p>
          </table:table-cell>
          <table:table-cell table:number-columns-repeated="102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Unos minutos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Unos segundos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Más [de unos minutos]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7"/>
          <table:table-cell/>
          <table:table-cell table:style-name="ce2"/>
          <table:table-cell table:number-columns-repeated="1021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AR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2T15:34:19.465348037</meta:creation-date>
    <dc:date>2020-06-02T15:50:07.565363401</dc:date>
    <meta:editing-duration>PT15M49S</meta:editing-duration>
    <meta:editing-cycles>8</meta:editing-cycles>
    <meta:generator>LibreOffice/6.4.4.2$Linux_X86_64 LibreOffice_project/40$Build-2</meta:generator>
    <meta:document-statistic meta:table-count="1" meta:cell-count="87" meta:object-count="0"/>
  </office:meta>
</office:document-meta>
</file>